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automatic-styles>
    <style:style style:name="P1" style:family="paragraph" style:parent-style-name="Heading_20_1">
      <style:paragraph-properties fo:margin-left="0cm" fo:margin-right="0cm" fo:margin-top="0.265cm" fo:margin-bottom="0.529cm" style:contextual-spacing="false" fo:orphans="2" fo:widows="2" fo:text-indent="0cm" style:auto-text-indent="false"/>
      <style:text-properties fo:color="#1d211f" loext:opacity="100%" fo:letter-spacing="normal"/>
    </style:style>
    <style:style style:name="P2" style:family="paragraph" style:parent-style-name="Heading_20_2"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397cm" fo:margin-bottom="0.397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1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1.058cm" style:contextual-spacing="false" fo:line-height="150%" fo:orphans="2" fo:widows="2" fo:text-indent="0cm" style:auto-text-indent="false"/>
      <style:text-properties fo:font-variant="normal" fo:text-transform="none" fo:color="#5d6d6f" loext:opacity="100%" style:font-name="PT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-left="0cm" fo:padding-right="0cm" fo:padding-top="0cm" fo:padding-bottom="0.132cm" fo:border-left="none" fo:border-right="none" fo:border-top="none" fo:border-bottom="0.06pt solid #e7e9e7"/>
      <style:text-properties fo:font-variant="normal" fo:text-transform="none" fo:color="#1d211f" loext:opacity="100%" style:font-name="PT Sans" fo:font-size="12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/>
      <style:text-properties fo:font-variant="normal" fo:text-transform="none" fo:color="#1d211f" loext:opacity="100%" style:font-name="PT Sans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397cm" fo:margin-bottom="0.397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1d211f" loext:opacity="100%" style:font-name="PT Sans Narrow" fo:letter-spacing="normal" fo:font-style="normal" fo:font-weight="bold"/>
    </style:style>
    <style:style style:name="P8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/>
      <style:text-properties fo:font-variant="normal" fo:text-transform="none" fo:color="#1d211f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енивое лечо</text:h>
      <text:p text:style-name="P4">Рецепт ленивого лечо понравится тем, кто не имеет возможности и желания готовить это блюдо основательно, с соблюдением мельчайших деталей традиционного подхода. Но результат такой «упрощенки» будет ничуть не хуже, и закуска непременно понравится как вашим близким, так и гостям дома. Мало того: есть шанс, что никто и не заподозрит в  вас ту самую «лень»! Блюдо получается очень вкусным и ароматным, за что стоит сказать «спасибо» сладкому перцу, который в принципе нельзя обвинить в пресности. То есть, лечо просто таки обречено на успех, каким бы способом вы его ни готовили!</text:p>
      <text:p text:style-name="P3">ИНГРЕДИЕНТЫ</text:p>
      <text:list xml:id="list3896540837" text:style-name="L1">
        <text:list-item>
          <text:p text:style-name="P5">помидоры – 1,5 кг</text:p>
        </text:list-item>
        <text:list-item>
          <text:p text:style-name="P5">зеленый сладкий перец – 3 шт.</text:p>
        </text:list-item>
        <text:list-item>
          <text:p text:style-name="P5">чеснок – 4 зубчика</text:p>
        </text:list-item>
        <text:list-item>
          <text:p text:style-name="P5">сахар – 1 ст. л.</text:p>
        </text:list-item>
        <text:list-item>
          <text:p text:style-name="P5">соль – 2/3 ст. л.</text:p>
        </text:list-item>
        <text:list-item>
          <text:p text:style-name="P5">столовый уксус (9%) – 1,5 ст. л.</text:p>
        </text:list-item>
      </text:list>
      <text:p text:style-name="Standard"/>
      <text:p text:style-name="Standard"/>
      <text:h text:style-name="P2" text:outline-level="2">ПОШАГОВЫЙ РЕЦЕПТ ПРИГОТОВЛЕНИЯ</text:h>
      <text:p text:style-name="P7">Шаг 1</text:p>
      <text:p text:style-name="P6">Подготовьте ингредиенты лечо. Помидоры вымойте и нарежьте дольками. Сложите в чашу блендера и измельчите. По желанию, помидоры можно очистить от кожицы.</text:p>
      <text:p text:style-name="P7">Шаг 2</text:p>
      <text:p text:style-name="P8"/>
      <text:p text:style-name="P6"><text:soft-page-break/>Стручки сладкого перца вымойте и разрежьте на половинки. Удалите семена и перегородки. Мякоть нарежьте соломкой или ломтиками. Чеснок очистите и мелко нарежьте.</text:p>
      <text:p text:style-name="P7">Шаг 3</text:p>
      <text:p text:style-name="P6">Все подготовленные ингредиенты соедините в кастрюле. Добавьте сахар и соль. Доведите до кипения. Варите на слабом огне 45 минут, периодически помешивая. За 10 минут до окончания влейте уксус.</text:p>
      <text:p text:style-name="P7">Шаг 4</text:p>
      <text:p text:style-name="P6">Разложите горячее лечо по стерилизованным банкам и закатайте крышками. Переверните на сложенное вдвое полотенце и укутайте теплым одеялом. Дайте полностью остыть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/>
    <style:font-face style:name="PT Sans Narrow" svg:font-family="'PT Sans Narrow'"/>
    <style:font-face style:name="PT Sans Narrow1" svg:font-family="'PT Sans Narrow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13:09.586792281</meta:creation-date>
    <dc:date>2023-10-13T09:14:07.282985462</dc:date>
    <meta:editing-duration>PT58S</meta:editing-duration>
    <meta:editing-cycles>1</meta:editing-cycles>
    <meta:document-statistic meta:table-count="0" meta:image-count="0" meta:object-count="0" meta:page-count="2" meta:paragraph-count="18" meta:word-count="226" meta:character-count="1450" meta:non-whitespace-character-count="1241"/>
    <meta:generator>LibreOffice/7.3.7.2$Linux_X86_64 LibreOffice_project/30$Build-2</meta:generator>
  </office:meta>
</office:document-meta>
</file>